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949" officeooo:paragraph-rsid="001ae949"/>
    </style:style>
    <style:style style:name="P2" style:family="paragraph" style:parent-style-name="Standard" style:list-style-name="L1">
      <style:text-properties officeooo:rsid="001ae949" officeooo:paragraph-rsid="001ae949"/>
    </style:style>
    <style:style style:name="P3" style:family="paragraph" style:parent-style-name="Standard">
      <style:text-properties officeooo:rsid="001c7dfb" officeooo:paragraph-rsid="001c7dfb"/>
    </style:style>
    <style:style style:name="P4" style:family="paragraph" style:parent-style-name="Standard">
      <style:text-properties officeooo:rsid="001e3559" officeooo:paragraph-rsid="001e3559"/>
    </style:style>
    <style:style style:name="P5" style:family="paragraph" style:parent-style-name="Standard" style:list-style-name="L2">
      <style:text-properties officeooo:rsid="001e3559" officeooo:paragraph-rsid="001e3559"/>
    </style:style>
    <style:style style:name="P6" style:family="paragraph" style:parent-style-name="Standard">
      <style:text-properties officeooo:rsid="001f5e38" officeooo:paragraph-rsid="001f5e38"/>
    </style:style>
    <style:style style:name="P7" style:family="paragraph" style:parent-style-name="Standard" style:list-style-name="L3">
      <style:text-properties officeooo:rsid="0020c267" officeooo:paragraph-rsid="0020c26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</text:p>
      <text:p text:style-name="P1"/>
      <text:list text:style-name="L1">
        <text:list-item>
          <text:p text:style-name="P2">d</text:p>
        </text:list-item>
        <text:list-item>
          <text:p text:style-name="P2">a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d</text:p>
        </text:list-item>
        <text:list-item>
          <text:p text:style-name="P2">b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b</text:p>
        </text:list-item>
      </text:list>
      <text:p text:style-name="P1"/>
      <text:p text:style-name="P3">Page 2</text:p>
      <text:p text:style-name="P3"/>
      <text:list text:style-name="L2">
        <text:list-item>
          <text:p text:style-name="P5">b</text:p>
        </text:list-item>
        <text:list-item>
          <text:p text:style-name="P5">a</text:p>
        </text:list-item>
        <text:list-item>
          <text:p text:style-name="P5">a</text:p>
        </text:list-item>
        <text:list-item>
          <text:p text:style-name="P5">c</text:p>
        </text:list-item>
        <text:list-item>
          <text:p text:style-name="P5">a</text:p>
        </text:list-item>
      </text:list>
      <text:p text:style-name="P4"/>
      <text:p text:style-name="P6">Page 3</text:p>
      <text:p text:style-name="P6"/>
      <text:list text:style-name="L3">
        <text:list-item>
          <text:p text:style-name="P7">c</text:p>
        </text:list-item>
        <text:list-item>
          <text:p text:style-name="P7">c</text:p>
        </text:list-item>
        <text:list-item>
          <text:p text:style-name="P7">a</text:p>
        </text:list-item>
        <text:list-item>
          <text:p text:style-name="P7">a</text:p>
        </text:list-item>
        <text:list-item>
          <text:p text:style-name="P7">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6:46:24.762000000</meta:creation-date>
    <dc:date>2025-02-20T17:14:13.514000000</dc:date>
    <meta:editing-duration>PT10M38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8" meta:word-count="76" meta:character-count="139" meta:non-whitespace-character-count="136"/>
  </office:meta>
</office:document-meta>
</file>